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Bitstream Vera Sans Mono" svg:font-family="'Bitstream Vera Sans Mono', 'Courier New', monospace"/>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2347in" fo:margin-left="0.6188in" fo:margin-right="1.0715in" table:align="margins"/>
    </style:style>
    <style:style style:name="Table1.A" style:family="table-column">
      <style:table-column-properties style:column-width="2.8389in" style:rel-column-width="35540*"/>
    </style:style>
    <style:style style:name="Table1.B" style:family="table-column">
      <style:table-column-properties style:column-width="2.3958in" style:rel-column-width="2999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1.5236in" fo:margin-right="0in" fo:text-indent="0in" style:auto-text-indent="false"/>
    </style:style>
    <style:style style:name="P2" style:family="paragraph" style:parent-style-name="Standard">
      <style:paragraph-properties fo:margin-left="1.5366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8">
      <style:text-properties fo:font-variant="normal" fo:text-transform="none" fo:color="#333333" style:font-name="Bitstream Vera Sans Mono" fo:font-size="9pt" fo:letter-spacing="normal" fo:font-style="normal" fo:font-weight="normal"/>
    </style:style>
    <style:style style:name="P13" style:family="paragraph" style:parent-style-name="Standard" style:list-style-name="L9">
      <style:paragraph-properties fo:margin-left="1.0283in" fo:margin-right="0in" fo:text-indent="0in" style:auto-text-indent="false"/>
    </style:style>
    <style:style style:name="P14" style:family="paragraph" style:parent-style-name="Standard" style:list-style-name="L9">
      <style:paragraph-properties fo:margin-left="1.5756in" fo:margin-right="0in" fo:text-indent="0in" style:auto-text-indent="false"/>
    </style:style>
    <style:style style:name="P15" style:family="paragraph" style:parent-style-name="Standard">
      <style:paragraph-properties fo:margin-left="0in" fo:margin-right="0in" fo:text-indent="0in" style:auto-text-indent="false"/>
      <style:text-properties fo:font-variant="normal" fo:text-transform="none" fo:color="#333333" style:font-name="Bitstream Vera Sans Mono" fo:font-size="9pt" fo:letter-spacing="normal" fo:font-style="normal" fo:font-weight="normal"/>
    </style:style>
    <style:style style:name="P16" style:family="paragraph" style:parent-style-name="Standard" style:list-style-name="L10">
      <style:paragraph-properties fo:margin-left="0in" fo:margin-right="0in" fo:text-indent="0in" style:auto-text-indent="false"/>
      <style:text-properties fo:font-variant="normal" fo:text-transform="none" fo:color="#333333" style:font-name="Bitstream Vera Sans Mono" fo:font-size="9pt" fo:letter-spacing="normal" fo:font-style="normal" fo:font-weight="normal"/>
    </style:style>
    <style:style style:name="P17" style:family="paragraph" style:parent-style-name="Standard">
      <style:paragraph-properties fo:margin-left="1.4917in" fo:margin-right="0in" fo:text-indent="0in" style:auto-text-indent="false"/>
      <style:text-properties fo:font-variant="normal" fo:text-transform="none" fo:color="#333333" style:font-name="Bitstream Vera Sans Mono" fo:font-size="9pt" fo:letter-spacing="normal" fo:font-style="normal" fo:font-weight="normal"/>
    </style:style>
    <style:style style:name="P18" style:family="paragraph" style:parent-style-name="Standard">
      <style:paragraph-properties fo:margin-left="1.5047in" fo:margin-right="0in" fo:text-indent="0in" style:auto-text-indent="false"/>
      <style:text-properties fo:font-variant="normal" fo:text-transform="none" fo:color="#333333" style:font-name="Bitstream Vera Sans Mono" fo:font-size="9pt" fo:letter-spacing="normal" fo:font-style="normal" fo:font-weight="normal"/>
    </style:style>
    <style:style style:name="P19" style:family="paragraph" style:parent-style-name="Standard">
      <style:paragraph-properties fo:margin-left="1.4791in" fo:margin-right="0in" fo:text-indent="0in" style:auto-text-indent="false"/>
      <style:text-properties fo:font-variant="normal" fo:text-transform="none" fo:color="#333333" style:font-name="Bitstream Vera Sans Mono" fo:font-size="9pt" fo:letter-spacing="normal" fo:font-style="normal" fo:font-weight="normal"/>
    </style:style>
    <style:style style:name="P20" style:family="paragraph" style:parent-style-name="Standard">
      <style:paragraph-properties fo:margin-left="1.5173in" fo:margin-right="0in" fo:text-indent="0in" style:auto-text-indent="false"/>
      <style:text-properties fo:font-variant="normal" fo:text-transform="none" fo:color="#333333" style:font-name="Bitstream Vera Sans Mono" fo:font-size="9pt" fo:letter-spacing="normal" fo:font-style="normal" fo:font-weight="normal"/>
    </style:style>
    <style:style style:name="P21" style:family="paragraph" style:parent-style-name="Standard" style:list-style-name="L10">
      <style:paragraph-properties fo:margin-left="1.5173in" fo:margin-right="0in" fo:text-indent="0in" style:auto-text-indent="false"/>
      <style:text-properties fo:font-variant="normal" fo:text-transform="none" fo:color="#333333" style:font-name="Bitstream Vera Sans Mono" fo:font-size="9pt" fo:letter-spacing="normal" fo:font-style="normal" fo:font-weight="normal"/>
    </style:style>
    <style:style style:name="P22" style:family="paragraph" style:parent-style-name="Standard" style:list-style-name="L10">
      <style:paragraph-properties fo:margin-left="1.0161in" fo:margin-right="0in" fo:text-indent="0in" style:auto-text-indent="false"/>
      <style:text-properties fo:font-variant="normal" fo:text-transform="none" fo:color="#333333" style:font-name="Bitstream Vera Sans Mono" fo:font-size="9pt" fo:letter-spacing="normal" fo:font-style="normal" fo:font-weight="normal"/>
    </style:style>
    <style:style style:name="T1" style:family="text">
      <style:text-properties fo:font-variant="normal" fo:text-transform="none" fo:color="#333333" style:font-name="Bitstream Vera Sans Mono" fo:font-size="9pt" fo:letter-spacing="normal" fo:font-style="normal" fo:font-weight="normal"/>
    </style:style>
    <style:style style:name="T2" style:family="text">
      <style:text-properties fo:font-variant="normal" fo:text-transform="none" fo:color="#333333" style:font-name="Bitstream Vera Sans Mono" fo:font-size="9pt" fo:letter-spacing="normal" fo:font-style="normal" fo:font-weight="bold"/>
    </style:style>
    <style:style style:name="T3" style:family="text">
      <style:text-properties fo:font-variant="normal" fo:text-transform="none" fo:color="#333333" fo:letter-spacing="normal"/>
    </style:style>
    <style:style style:name="T4" style:family="text">
      <style:text-properties fo:font-variant="normal" fo:text-transform="none" fo:color="#dd1144" style:font-name="Bitstream Vera Sans Mono" fo:font-size="9pt" fo:letter-spacing="normal" fo:font-style="normal" fo:font-weight="normal"/>
    </style:style>
    <style:style style:name="T5" style:family="text">
      <style:text-properties style:font-name="Bitstream Charter"/>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Feel Free to Update any part of this, a lot of this is going off of memory ****************/</text:p>
      <text:p text:style-name="Standard">/****** Projects in this report: <text:s/>Rotate to Orange, Follow Orange Tape, Kinect Obstacle Course, Find and Pick up Goal Object *************************************************************/</text:p>
      <text:p text:style-name="Standard"/>
      <text:list xml:id="list1741287262" text:style-name="L1">
        <text:list-item>
          <text:list>
            <text:list-item>
              <text:p text:style-name="P4">Team Members and Responsibilities</text:p>
            </text:list-item>
          </text:list>
        </text:list-item>
      </text:list>
      <text:p text:style-name="Standard"><text:tab/><text:tab/>Charles Hart – Group Leader, involved on all tasks</text:p>
      <text:p text:style-name="Standard"><text:tab/><text:tab/>Ken Watka – Transform, Path Planning, CostMap, Obstacle Detection</text:p>
      <text:p text:style-name="Standard"><text:tab/><text:tab/>Steven Crilley – Image Processing, Rotate to Orange, Find and Pick up Goal Object</text:p>
      <text:p text:style-name="Standard"><text:tab/><text:tab/>Kan – Transform</text:p>
      <text:p text:style-name="Standard"/>
      <text:list xml:id="list752519862" text:style-name="L2">
        <text:list-item>
          <text:list>
            <text:list-item>
              <text:p text:style-name="P5">Schedule</text:p>
            </text:list-item>
          </text:list>
        </text:list-item>
      </text:list>
      <table:table table:name="Table1" table:style-name="Table1">
        <table:table-column table:style-name="Table1.A"/>
        <table:table-column table:style-name="Table1.B"/>
        <table:table-row>
          <table:table-cell table:style-name="Table1.A1" office:value-type="string">
            <text:p text:style-name="Table_20_Contents">Week</text:p>
          </table:table-cell>
          <table:table-cell table:style-name="Table1.B1" office:value-type="string">
            <text:p text:style-name="Table_20_Contents">Project</text:p>
          </table:table-cell>
        </table:table-row>
        <table:table-row>
          <table:table-cell table:style-name="Table1.A2" office:value-type="string">
            <text:p text:style-name="Table_20_Contents">Week 11</text:p>
          </table:table-cell>
          <table:table-cell table:style-name="Table1.B2" office:value-type="string">
            <text:p text:style-name="Table_20_Contents">Rotate to Orange</text:p>
          </table:table-cell>
        </table:table-row>
        <table:table-row>
          <table:table-cell table:style-name="Table1.A2" office:value-type="string">
            <text:p text:style-name="Table_20_Contents">Week 12</text:p>
          </table:table-cell>
          <table:table-cell table:style-name="Table1.B2" office:value-type="string">
            <text:p text:style-name="Table_20_Contents">Follow Orange Tape</text:p>
          </table:table-cell>
        </table:table-row>
        <table:table-row>
          <table:table-cell table:style-name="Table1.A2" office:value-type="string">
            <text:p text:style-name="Table_20_Contents">Week 13-14</text:p>
          </table:table-cell>
          <table:table-cell table:style-name="Table1.B2" office:value-type="string">
            <text:p text:style-name="Table_20_Contents">Kinect Obstacle Course</text:p>
          </table:table-cell>
        </table:table-row>
        <table:table-row>
          <table:table-cell table:style-name="Table1.A2" office:value-type="string">
            <text:p text:style-name="Table_20_Contents">Week 15</text:p>
          </table:table-cell>
          <table:table-cell table:style-name="Table1.B2" office:value-type="string">
            <text:p text:style-name="Table_20_Contents">Obstacle Course + Goal Pick Up</text:p>
          </table:table-cell>
        </table:table-row>
      </table:table>
      <text:p text:style-name="Standard"/>
      <text:list xml:id="list117630392" text:style-name="L3">
        <text:list-item>
          <text:list>
            <text:list-item>
              <text:p text:style-name="P6">Tools</text:p>
              <text:list>
                <text:list-header>
                  <text:p text:style-name="P6">0.3.1 <text:s text:c="9"/>Git</text:p>
                </text:list-header>
              </text:list>
            </text:list-item>
          </text:list>
        </text:list-item>
      </text:list>
      <text:p text:style-name="Standard"><text:tab/><text:tab/>The team utilized Git for source control. <text:s/>The project repository can be found at <text:tab/><text:tab/><text:tab/><text:tab/><text:a xlink:type="simple" xlink:href="https://github.com/sac50/EECS376/tree/development">https://github.com/sac50/EECS376/tree/development</text:a>. <text:s/></text:p>
      <text:p text:style-name="Standard"><text:tab/><text:tab/></text:p>
      <text:list xml:id="list739577855" text:style-name="L4">
        <text:list-item>
          <text:list>
            <text:list-item>
              <text:list>
                <text:list-item>
                  <text:p text:style-name="P7">ROS Launch</text:p>
                </text:list-item>
              </text:list>
            </text:list-item>
          </text:list>
        </text:list-item>
      </text:list>
      <text:p text:style-name="Standard"><text:tab/><text:tab/>***TODO**** </text:p>
      <text:p text:style-name="Standard"><text:tab/><text:tab/>Explain which each launch file does and why we decided to use them as opposed to <text:tab/><text:tab/><text:tab/>launching every file individually. <text:s/>Explain how we had to switch to using <text:tab/><text:tab/><text:tab/><text:tab/><text:tab/>ROS_INFO_STREAM to show log msgs from the node included in the launch file. <text:s/><text:tab/><text:tab/><text:tab/>Also talk about how if a launch file only has one node, ROS_INFO will show the <text:tab/><text:tab/><text:tab/>message. <text:s/></text:p>
      <text:p text:style-name="Standard"/>
      <text:list xml:id="list825662686" text:style-name="L5">
        <text:list-item>
          <text:list>
            <text:list-item>
              <text:p text:style-name="P8">Software Architecture</text:p>
            </text:list-item>
          </text:list>
        </text:list-item>
      </text:list>
      <text:list xml:id="list584165798" text:style-name="L6">
        <text:list-item>
          <text:list>
            <text:list-item>
              <text:p text:style-name="P9">Node Architecture.</text:p>
              <text:list>
                <text:list-header>
                  <text:p text:style-name="P9">1.1.1 Show Diagram of all nodes and how the work together</text:p>
                </text:list-header>
              </text:list>
            </text:list-item>
          </text:list>
        </text:list-item>
      </text:list>
      <text:p text:style-name="Standard"><text:tab/><text:tab/><text:tab/></text:p>
      <text:p text:style-name="Standard"><text:tab/><text:tab/> <text:s text:c="6"/>/***** TODO *****/</text:p>
      <text:p text:style-name="Standard"><text:tab/><text:tab/> <text:s text:c="5"/>Go into detail about each node and what it does, msgs it publishes and subscribes too</text:p>
      <text:p text:style-name="Standard"><text:tab/><text:tab/> <text:s text:c="5"/>Should add this as the comment above each node!</text:p>
      <text:list xml:id="list1576115265" text:style-name="L7">
        <text:list-item>
          <text:list>
            <text:list-item>
              <text:p text:style-name="P10">Messages</text:p>
              <text:list>
                <text:list-item>
                  <text:p text:style-name="P10">Go into detail of all messages created for project</text:p>
                </text:list-item>
              </text:list>
            </text:list-item>
          </text:list>
        </text:list-item>
      </text:list>
      <text:p text:style-name="Standard"><text:tab/></text:p>
      <text:list xml:id="list1027057054" text:style-name="L8">
        <text:list-item>
          <text:list>
            <text:list-item>
              <text:p text:style-name="P11">Projects ***TODO For each one, talk about the theory of operation, implemetation of the node, example, what parameters we used and such, any observations, what went well, what was difficult.</text:p>
              <text:list>
                <text:list-item>
                  <text:p text:style-name="P11">Rotate to Orange</text:p>
                  <text:list>
                    <text:list-item>
                      <text:p text:style-name="P11">Theory of Operation</text:p>
                    </text:list-item>
                  </text:list>
                </text:list-item>
              </text:list>
            </text:list-item>
          </text:list>
        </text:list-item>
      </text:list>
      <text:p text:style-name="P1">This project consisted of one node, image_cloud_sub. <text:s/>The reason for a design of only one node was the small scope for this project, identify orange, and turn <text:soft-page-break/>towards it. <text:s/></text:p>
      <text:p text:style-name="Standard"><text:tab/></text:p>
      <text:p text:style-name="P2">The initial plan, was to detect orange from the RGB image. <text:s/>However after much testing, it was difficult to find orange from RGB. <text:s/>An alternative format that proved effective was the HSV image. <text:s/>HSV stands for hue, saturation and value. <text:s/>****CHARLES, Explain HSV More*******</text:p>
      <text:p text:style-name="P2"/>
      <text:list xml:id="list409440393" text:style-name="L9">
        <text:list-item>
          <text:list>
            <text:list-item>
              <text:list>
                <text:list-item>
                  <text:list>
                    <text:list-item>
                      <text:p text:style-name="P13">Algorithm</text:p>
                      <text:p text:style-name="P14">The code follows the same format as provided by Bill in the image_cloud_sub.cpp file. <text:s/>We first grab the Kinect image from the callback and assign it to a cv::Mat. <text:s/></text:p>
                    </text:list-item>
                  </text:list>
                </text:list-item>
              </text:list>
            </text:list-item>
          </text:list>
        </text:list-item>
      </text:list>
      <text:p text:style-name="P3"><text:tab/><text:tab/></text:p>
      <text:p text:style-name="P3"><text:tab/><text:tab/><text:tab/><text:span text:style-name="T1">image</text:span><text:span text:style-name="T3"> </text:span><text:span text:style-name="T2">=</text:span><text:span text:style-name="T3"> </text:span><text:span text:style-name="T1">cv</text:span><text:span text:style-name="T2">::</text:span><text:span text:style-name="T1">Mat(bridge.imgMsgToCv(image_msg,</text:span><text:span text:style-name="T3"> </text:span><text:span text:style-name="T4">"bgr8"</text:span><text:span text:style-name="T1">));</text:span></text:p>
      <text:p text:style-name="P15"><text:tab/></text:p>
      <text:p text:style-name="P15"><text:tab/><text:tab/><text:tab/>Next we convert the image to an HSV image.</text:p>
      <text:p text:style-name="P15"/>
      <text:p text:style-name="P3"><text:span text:style-name="T1"><text:tab/><text:tab/><text:tab/>cv</text:span><text:span text:style-name="T2">::</text:span><text:span text:style-name="T1">cvtColor(image, hsvoutput, CV_BGR2HSV);</text:span></text:p>
      <text:p text:style-name="P15"/>
      <text:p text:style-name="P15"><text:tab/><text:tab/><text:tab/>Then we apply the filtering of the image by using the inRange function.</text:p>
      <text:p text:style-name="P15"><text:tab/><text:tab/><text:tab/></text:p>
      <text:p text:style-name="P17">inRange(hsvoutput, Scalar(loH1, loS1, loV1), Scalar(hiH1, hiS1, hiV1), lorange);</text:p>
      <text:p text:style-name="P17">inRange(hsvoutput, Scalar(loH2, loS2, loV2), Scalar(hiH2, hiS2, hiV2), hirange);</text:p>
      <text:p text:style-name="P3"><text:span text:style-name="T1"><text:tab/><text:tab/><text:tab/>range </text:span><text:span text:style-name="T2">=</text:span><text:span text:style-name="T1"> lorange</text:span><text:span text:style-name="T2">+</text:span><text:span text:style-name="T1">hirange;</text:span></text:p>
      <text:p text:style-name="P18"/>
      <text:p text:style-name="P18">*****Charles explain how orange lies on the tip of the color wheel and have to do both sides of it to get all orange ***********</text:p>
      <text:p text:style-name="P19">loH1, loS1, loV1, hiH1, hiS1, hiV1 are all parameters that were extensively tested and defined in the launch file. <text:s/>By defining the parameters in the launch file, it enabled for quick testing as all that needed to be done was an edit of the launch file, instead of changing a value in the code and executing a ROSMAKE, which takes anywhere from 40 <text:s/>to 90 seconds. <text:s/>This was the gro<text:span text:style-name="T5">u</text:span>ps first time into setting parameters at the launch file and it worked very well for this project and became <text:s/>a task that the group looked to include in future project demos. <text:s/></text:p>
      <text:p text:style-name="P19"/>
      <text:p text:style-name="P19">An erode is applied to the image to further isolate the orange in the Kinect camera image. <text:s/>At this point we scan through the entire image, and essentially add up the x and y locations of all points detected to be orange. <text:s/>A point is said to be orange if the value at each input of the color of the HSV eroded image is 255. <text:s/>A counter is incremented at each orange point so that an average may be computed. <text:s text:c="2"/></text:p>
      <text:p text:style-name="P19"/>
      <text:p text:style-name="P19">Once the image has been scanned, we take the average x and average y coordinate of orange so that the centroid can be found. <text:s/></text:p>
      <text:p text:style-name="P19"/>
      <text:p text:style-name="P19">***** Charles explain the cluster offset, not sure what this means and how you determined a rotation from that. <text:s/></text:p>
      <text:p text:style-name="P2"/>
      <text:list xml:id="list971368470" text:continue-list="list1027057054" text:style-name="L8">
        <text:list-item>
          <text:list>
            <text:list-item>
              <text:list>
                <text:list-item>
                  <text:p text:style-name="P11">Follow Orange Tape</text:p>
                  <text:list>
                    <text:list-item>
                      <text:p text:style-name="P12">Theory of Operation</text:p>
                    </text:list-item>
                  </text:list>
                </text:list-item>
              </text:list>
            </text:list-item>
          </text:list>
        </text:list-item>
      </text:list>
      <text:p text:style-name="P20">This demo required two parts, computing a transform from the Kinect frame to the Map frame and detecting orange and passing orange points to the path segment publisher. <text:s/>This project was split into two teams with Ken and Kan working on the transform, while Steve worked on the orange detection. <text:s/>Charles floated between both teams. <text:s/></text:p>
      <text:p text:style-name="P20"/>
      <text:p text:style-name="P20">********* Ken – Talk about how you found the transform and feel free to <text:soft-page-break/>add to the observations section under this demo</text:p>
      <text:p text:style-name="P20"/>
      <text:p text:style-name="P20">The first part involved detecting the orange strap on the floor. <text:s/>This involved reusing the code used in the prior demo. <text:s/>This involved converting the image to an HSV image and applying an erosion. <text:s/></text:p>
      <text:p text:style-name="P20"/>
      <text:p text:style-name="P20">/** Talk about transform and how it was computed ***/</text:p>
      <text:p text:style-name="P20"/>
      <text:p text:style-name="P20">The eroded image is scanned from top to bottom and all orange points are found. <text:s/>Initially, the group planned to pass a series of points to the path segment publisher, but the group found it was simpler to pass only one point. <text:s/>The code looks computes the transform for each orange point to get the map coordinates of that pixel. <text:s/>The point that gets published to the path segment publisher is the last orange pixel that the is found. <text:s/>This pixel is at the bottom of the image and therefore is the closest to the robot. <text:s/>By publishing the orange point closet to the robot, we utilize steering to correct the heading of the robot. <text:s/>The flow is that we come across new points on the tape and publish them one at a time until we find no more orange in the Kinect image. <text:s/></text:p>
      <text:p text:style-name="P20"/>
      <text:list xml:id="list827100659" text:style-name="L10">
        <text:list-item>
          <text:list>
            <text:list-item>
              <text:list>
                <text:list-item>
                  <text:list>
                    <text:list-item>
                      <text:p text:style-name="P22">Observations</text:p>
                      <text:p text:style-name="P21">The code follows the tape very well with the exception of a few corner cases. <text:s/>The corner cases are any u-turns where the robot is turning right. <text:s/>This will result in the robot skipping the turn and going straight to the bottom right most orange point. <text:s/>This occurs because we publish the last found orange point under the assumption that it is the point to follow sense it is closest to the robot. <text:s/>Another case is very sharp changes in the orange tape. <text:s/>The robot follows the strap, but its path will depend on the orientation of the tap and it will by pass the hard corner and continue on the rest of the orange tap. <text:s/>It looks as if the robot smooths the turn as opposed to following the tap strictly. <text:s/></text:p>
                      <text:p text:style-name="P16"><text:s text:c="2"/></text:p>
                    </text:list-item>
                  </text:list>
                </text:list-item>
              </text:list>
            </text:list-item>
          </text:list>
        </text:list-item>
      </text:list>
      <text:list xml:id="list1658525999" text:continue-list="list971368470" text:style-name="L8">
        <text:list-item>
          <text:list>
            <text:list-item>
              <text:list>
                <text:list-item>
                  <text:p text:style-name="P11">Kinect Obstacle Course</text:p>
                </text:list-item>
                <text:list-item>
                  <text:p text:style-name="P11">Goal Pick Up</text:p>
                  <text:p text:style-name="P1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itstream Vera Sans Mono" svg:font-family="'Bitstream Vera Sans Mono', 'Courier New', monospace"/>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n Crilley</meta:initial-creator>
    <meta:creation-date>2012-05-01T18:35:05</meta:creation-date>
    <dc:date>2012-05-01T21:59:48</dc:date>
    <dc:creator>Steven Crilley</dc:creator>
    <meta:editing-duration>PT01H28M02S</meta:editing-duration>
    <meta:editing-cycles>6</meta:editing-cycles>
    <meta:generator>OpenOffice.org/3.2$Linux OpenOffice.org_project/320m12$Build-9483</meta:generator>
    <meta:document-statistic meta:table-count="1" meta:image-count="0" meta:object-count="0" meta:page-count="3" meta:paragraph-count="70" meta:word-count="1100" meta:character-count="6478"/>
  </office:meta>
</office:document-meta>
</file>